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185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1.602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0.804cm"/>
    </style:style>
    <style:style style:name="co17" style:family="table-column">
      <style:table-column-properties fo:break-before="auto" style:column-width="1.025cm"/>
    </style:style>
    <style:style style:name="co18" style:family="table-column">
      <style:table-column-properties fo:break-before="auto" style:column-width="0.702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3.459cm"/>
    </style:style>
    <style:style style:name="co22" style:family="table-column">
      <style:table-column-properties fo:break-before="auto" style:column-width="1.589cm"/>
    </style:style>
    <style:style style:name="co23" style:family="table-column">
      <style:table-column-properties fo:break-before="auto" style:column-width="1.831cm"/>
    </style:style>
    <style:style style:name="co24" style:family="table-column">
      <style:table-column-properties fo:break-before="auto" style:column-width="4.304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328cm"/>
    </style:style>
    <style:style style:name="co27" style:family="table-column">
      <style:table-column-properties fo:break-before="auto" style:column-width="2.736cm"/>
    </style:style>
    <style:style style:name="co28" style:family="table-column">
      <style:table-column-properties fo:break-before="auto" style:column-width="5.876cm"/>
    </style:style>
    <style:style style:name="co29" style:family="table-column">
      <style:table-column-properties fo:break-before="auto" style:column-width="4.216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833cm"/>
    </style:style>
    <style:style style:name="co32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eeeee"/>
    </style:style>
    <style:style style:name="ce1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</style:style>
    <style:style style:name="ce116" style:family="table-cell" style:parent-style-name="Default" style:data-style-name="N4"/>
    <style:style style:name="ce117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19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>
      <style:table-cell-properties fo:border-bottom="none" fo:border-left="0.06pt solid #000000" fo:border-right="none" fo:border-top="none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 style:data-style-name="N4"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26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order-left="none" fo:border-right="0.06pt solid #000000" fo:border-top="none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3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146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#dddddd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ffff00"/>
    </style:style>
    <style:style style:name="ce1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11"/>
    <style:style style:name="ce10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Default"/>
        <table:table-column table:style-name="co7" table:default-cell-style-name="Default"/>
        <table:table-column table:style-name="co8" table:default-cell-style-name="ce116"/>
        <table:table-column table:style-name="co9" table:default-cell-style-name="Default"/>
        <table:table-column table:style-name="co10" table:default-cell-style-name="Default"/>
        <table:table-column table:style-name="co11" table:default-cell-style-name="ce116"/>
        <table:table-column table:style-name="co12" table:default-cell-style-name="Default"/>
        <table:table-column table:style-name="co13" table:default-cell-style-name="Default"/>
        <table:table-column table:style-name="co14" table:default-cell-style-name="ce116"/>
        <table:table-column table:style-name="co13" table:number-columns-repeated="2" table:default-cell-style-name="Default"/>
        <table:table-column table:style-name="co15" table:default-cell-style-name="ce116"/>
        <table:table-column table:style-name="co16" table:default-cell-style-name="Default"/>
        <table:table-column table:style-name="co17" table:default-cell-style-name="Default"/>
        <table:table-column table:style-name="co15" table:default-cell-style-name="ce116"/>
        <table:table-column table:style-name="co18" table:default-cell-style-name="ce116"/>
        <table:table-column table:style-name="co18" table:number-columns-repeated="2" table:default-cell-style-name="Default"/>
        <table:table-column table:style-name="co19" table:default-cell-style-name="ce116"/>
        <table:table-column table:style-name="co9" table:number-columns-repeated="2" table:default-cell-style-name="Default"/>
        <table:table-column table:style-name="co7" table:default-cell-style-name="ce116"/>
        <table:table-column table:style-name="co13" table:number-columns-repeated="2" table:default-cell-style-name="Default"/>
        <table:table-column table:style-name="co15" table:default-cell-style-name="ce116"/>
        <table:table-row table:style-name="ro1" table:number-rows-repeated="4">
          <table:table-cell/>
          <table:table-cell table:style-name="ce108"/>
          <table:table-cell table:number-columns-repeated="5"/>
          <table:table-cell table:style-name="ce124"/>
          <table:table-cell table:number-columns-repeated="22"/>
        </table:table-row>
        <table:table-row table:style-name="ro1">
          <table:table-cell/>
          <table:table-cell table:style-name="ce108" office:value-type="string" calcext:value-type="string">
            <text:p>Ocak 2021 FİTTİNGS ENVANTER</text:p>
          </table:table-cell>
          <table:table-cell table:number-columns-repeated="5"/>
          <table:table-cell table:style-name="ce124" office:value-type="string" calcext:value-type="string">
            <text:p>ÇAĞDAŞ ISI 04-2022 tarihli liste sayfa 25</text:p>
          </table:table-cell>
          <table:table-cell table:number-columns-repeated="22"/>
        </table:table-row>
        <table:table-row table:style-name="ro1">
          <table:table-cell/>
          <table:table-cell table:style-name="ce108"/>
          <table:table-cell table:number-columns-repeated="5"/>
          <table:table-cell table:style-name="ce124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12" office:value-type="string" calcext:value-type="string">
            <text:p>½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¾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 ¼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1 ½”</text:p>
          </table:table-cell>
          <table:table-cell table:style-name="ce112"/>
          <table:table-cell table:style-name="ce117"/>
          <table:table-cell table:style-name="ce112" office:value-type="string" calcext:value-type="string">
            <text:p>4”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 table:style-name="ce12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Dirsek</text:p>
          </table:table-cell>
          <table:table-cell table:style-name="ce112" office:value-type="float" office:value="1560" calcext:value-type="float">
            <text:p>1560</text:p>
          </table:table-cell>
          <table:table-cell office:value-type="float" office:value="4.8" calcext:value-type="float">
            <text:p>4,8</text:p>
          </table:table-cell>
          <table:table-cell table:formula="of:=[.D10]*[.C10]" office:value-type="float" office:value="7488" calcext:value-type="float">
            <text:p>7.488,00</text:p>
          </table:table-cell>
          <table:table-cell table:style-name="ce112" office:value-type="float" office:value="48" calcext:value-type="float">
            <text:p>48</text:p>
          </table:table-cell>
          <table:table-cell office:value-type="float" office:value="7.7" calcext:value-type="float">
            <text:p>7,7</text:p>
          </table:table-cell>
          <table:table-cell table:formula="of:=[.G10]*[.F10]" office:value-type="float" office:value="369.6" calcext:value-type="float">
            <text:p>369,60</text:p>
          </table:table-cell>
          <table:table-cell table:style-name="ce112"/>
          <table:table-cell/>
          <table:table-cell table:formula="of:=[.J10]*[.I10]" office:value-type="float" office:value="0" calcext:value-type="float">
            <text:p>0,00</text:p>
          </table:table-cell>
          <table:table-cell table:style-name="ce112"/>
          <table:table-cell/>
          <table:table-cell table:formula="of:=[.M10]*[.L10]" office:value-type="float" office:value="0" calcext:value-type="float">
            <text:p>0,00</text:p>
          </table:table-cell>
          <table:table-cell table:style-name="ce112" office:value-type="float" office:value="125" calcext:value-type="float">
            <text:p>125</text:p>
          </table:table-cell>
          <table:table-cell office:value-type="float" office:value="37.15" calcext:value-type="float">
            <text:p>37,15</text:p>
          </table:table-cell>
          <table:table-cell table:formula="of:=[.P10]*[.O10]" office:value-type="float" office:value="4643.75" calcext:value-type="float">
            <text:p>4.643,75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305.85" calcext:value-type="float">
            <text:p>305,85</text:p>
          </table:table-cell>
          <table:table-cell table:formula="of:=[.S10]*[.R10]" office:value-type="float" office:value="305.85" calcext:value-type="float">
            <text:p>305,8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12" office:value-type="float" office:value="2044" calcext:value-type="float">
            <text:p>2044</text:p>
          </table:table-cell>
          <table:table-cell office:value-type="float" office:value="5.3" calcext:value-type="float">
            <text:p>5,3</text:p>
          </table:table-cell>
          <table:table-cell table:formula="of:=[.D11]*[.C11]" office:value-type="float" office:value="10833.2" calcext:value-type="float">
            <text:p>10.833,20</text:p>
          </table:table-cell>
          <table:table-cell table:style-name="ce112" office:value-type="float" office:value="988" calcext:value-type="float">
            <text:p>988</text:p>
          </table:table-cell>
          <table:table-cell office:value-type="float" office:value="7.1" calcext:value-type="float">
            <text:p>7,1</text:p>
          </table:table-cell>
          <table:table-cell table:formula="of:=[.G11]*[.F11]" office:value-type="float" office:value="7014.8" calcext:value-type="float">
            <text:p>7.014,80</text:p>
          </table:table-cell>
          <table:table-cell table:style-name="ce112"/>
          <table:table-cell/>
          <table:table-cell table:formula="of:=[.J11]*[.I11]" office:value-type="float" office:value="0" calcext:value-type="float">
            <text:p>0,00</text:p>
          </table:table-cell>
          <table:table-cell table:style-name="ce112"/>
          <table:table-cell/>
          <table:table-cell table:formula="of:=[.M11]*[.L11]" office:value-type="float" office:value="0" calcext:value-type="float">
            <text:p>0,00</text:p>
          </table:table-cell>
          <table:table-cell table:style-name="ce112" office:value-type="float" office:value="14" calcext:value-type="float">
            <text:p>14</text:p>
          </table:table-cell>
          <table:table-cell office:value-type="float" office:value="19.9" calcext:value-type="float">
            <text:p>19,9</text:p>
          </table:table-cell>
          <table:table-cell table:formula="of:=[.P11]*[.O11]" office:value-type="float" office:value="278.6" calcext:value-type="float">
            <text:p>278,60</text:p>
          </table:table-cell>
          <table:table-cell table:style-name="ce112" office:value-type="float" office:value="8" calcext:value-type="float">
            <text:p>8</text:p>
          </table:table-cell>
          <table:table-cell office:value-type="float" office:value="271.1" calcext:value-type="float">
            <text:p>271,1</text:p>
          </table:table-cell>
          <table:table-cell table:formula="of:=[.S11]*[.R11]" office:value-type="float" office:value="2168.8" calcext:value-type="float">
            <text:p>2.168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Te</text:p>
          </table:table-cell>
          <table:table-cell table:style-name="ce112" office:value-type="float" office:value="813" calcext:value-type="float">
            <text:p>813</text:p>
          </table:table-cell>
          <table:table-cell office:value-type="float" office:value="7.2" calcext:value-type="float">
            <text:p>7,2</text:p>
          </table:table-cell>
          <table:table-cell table:formula="of:=[.D12]*[.C12]" office:value-type="float" office:value="5853.6" calcext:value-type="float">
            <text:p>5.853,60</text:p>
          </table:table-cell>
          <table:table-cell table:style-name="ce112" office:value-type="float" office:value="126" calcext:value-type="float">
            <text:p>126</text:p>
          </table:table-cell>
          <table:table-cell office:value-type="float" office:value="11.95" calcext:value-type="float">
            <text:p>11,95</text:p>
          </table:table-cell>
          <table:table-cell table:formula="of:=[.G12]*[.F12]" office:value-type="float" office:value="1505.7" calcext:value-type="float">
            <text:p>1.505,70</text:p>
          </table:table-cell>
          <table:table-cell table:style-name="ce112" office:value-type="float" office:value="16" calcext:value-type="float">
            <text:p>16</text:p>
          </table:table-cell>
          <table:table-cell office:value-type="float" office:value="17.15" calcext:value-type="float">
            <text:p>17,15</text:p>
          </table:table-cell>
          <table:table-cell table:formula="of:=[.J12]*[.I12]" office:value-type="float" office:value="274.4" calcext:value-type="float">
            <text:p>274,40</text:p>
          </table:table-cell>
          <table:table-cell table:style-name="ce112" office:value-type="float" office:value="15" calcext:value-type="float">
            <text:p>15</text:p>
          </table:table-cell>
          <table:table-cell office:value-type="float" office:value="31.5" calcext:value-type="float">
            <text:p>31,5</text:p>
          </table:table-cell>
          <table:table-cell table:formula="of:=[.M12]*[.L12]" office:value-type="float" office:value="472.5" calcext:value-type="float">
            <text:p>472,50</text:p>
          </table:table-cell>
          <table:table-cell table:style-name="ce112" office:value-type="float" office:value="17" calcext:value-type="float">
            <text:p>17</text:p>
          </table:table-cell>
          <table:table-cell office:value-type="float" office:value="48.55" calcext:value-type="float">
            <text:p>48,55</text:p>
          </table:table-cell>
          <table:table-cell table:formula="of:=[.P12]*[.O12]" office:value-type="float" office:value="825.35" calcext:value-type="float">
            <text:p>825,35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97.65" calcext:value-type="float">
            <text:p>397,65</text:p>
          </table:table-cell>
          <table:table-cell table:formula="of:=[.S12]*[.R12]" office:value-type="float" office:value="1192.95" calcext:value-type="float">
            <text:p>1.192,9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12"/>
          <table:table-cell table:number-columns-repeated="2"/>
          <table:table-cell table:style-name="ce112"/>
          <table:table-cell/>
          <table:table-cell table:formula="of:=[.G13]*[.F13]" office:value-type="float" office:value="0" calcext:value-type="float">
            <text:p>0,0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formula="of:=[.S13]*[.R13]" office:value-type="float" office:value="740" calcext:value-type="float">
            <text:p>740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Rekor</text:p>
          </table:table-cell>
          <table:table-cell table:style-name="ce112" office:value-type="float" office:value="77" calcext:value-type="float">
            <text:p>77</text:p>
          </table:table-cell>
          <table:table-cell office:value-type="float" office:value="26.45" calcext:value-type="float">
            <text:p>26,45</text:p>
          </table:table-cell>
          <table:table-cell table:formula="of:=[.D14]*[.C14]" office:value-type="float" office:value="2036.65" calcext:value-type="float">
            <text:p>2.036,65</text:p>
          </table:table-cell>
          <table:table-cell table:style-name="ce112" office:value-type="float" office:value="96" calcext:value-type="float">
            <text:p>96</text:p>
          </table:table-cell>
          <table:table-cell office:value-type="float" office:value="29.7" calcext:value-type="float">
            <text:p>29,7</text:p>
          </table:table-cell>
          <table:table-cell table:formula="of:=[.G14]*[.F14]" office:value-type="float" office:value="2851.2" calcext:value-type="float">
            <text:p>2.851,20</text:p>
          </table:table-cell>
          <table:table-cell table:style-name="ce112" office:value-type="float" office:value="39" calcext:value-type="float">
            <text:p>39</text:p>
          </table:table-cell>
          <table:table-cell office:value-type="float" office:value="34.55" calcext:value-type="float">
            <text:p>34,55</text:p>
          </table:table-cell>
          <table:table-cell table:formula="of:=[.J14]*[.I14]" office:value-type="float" office:value="1347.45" calcext:value-type="float">
            <text:p>1.347,45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12"/>
          <table:table-cell table:number-columns-repeated="2"/>
          <table:table-cell table:style-name="ce112" office:value-type="float" office:value="123" calcext:value-type="float">
            <text:p>123</text:p>
          </table:table-cell>
          <table:table-cell office:value-type="float" office:value="9.3" calcext:value-type="float">
            <text:p>9,3</text:p>
          </table:table-cell>
          <table:table-cell table:formula="of:=[.G15]*[.F15]" office:value-type="float" office:value="1143.9" calcext:value-type="float">
            <text:p>1.143,9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09" office:value-type="string" calcext:value-type="string">
            <text:p>Tapa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office:value-type="float" office:value="60" calcext:value-type="float">
            <text:p>60</text:p>
          </table:table-cell>
          <table:table-cell office:value-type="float" office:value="16.9" calcext:value-type="float">
            <text:p>16,9</text:p>
          </table:table-cell>
          <table:table-cell table:formula="of:=[.M16]*[.L16]" office:value-type="float" office:value="1014" calcext:value-type="float">
            <text:p>1.014,00</text:p>
          </table:table-cell>
          <table:table-cell table:style-name="ce112"/>
          <table:table-cell table:number-columns-repeated="2"/>
          <table:table-cell table:style-name="ce109" office:value-type="float" office:value="1" calcext:value-type="float">
            <text:p>1</text:p>
          </table:table-cell>
          <table:table-cell office:value-type="float" office:value="123.4" calcext:value-type="float">
            <text:p>123,4</text:p>
          </table:table-cell>
          <table:table-cell table:formula="of:=[.S16]*[.R16]" office:value-type="float" office:value="123.4" calcext:value-type="float">
            <text:p>123,4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D17]*[.C17]" office:value-type="float" office:value="150" calcext:value-type="float">
            <text:p>150,00</text:p>
          </table:table-cell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09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10" office:value-type="string" calcext:value-type="string">
            <text:p>TOPLAM</text:p>
          </table:table-cell>
          <table:table-cell table:style-name="ce114" table:formula="of:=SUM([.E18:.T18])" office:value-type="float" office:value="52633.7" calcext:value-type="float">
            <text:p>52633,7</text:p>
          </table:table-cell>
          <table:table-cell table:style-name="ce115"/>
          <table:table-cell table:style-name="ce118" table:formula="of:=SUM([.E10:.E17])" office:value-type="float" office:value="26361.45" calcext:value-type="float">
            <text:p>26.361,45</text:p>
          </table:table-cell>
          <table:table-cell table:style-name="ce120"/>
          <table:table-cell table:style-name="ce115"/>
          <table:table-cell table:style-name="ce118" table:formula="of:=SUM([.H10:.H17])" office:value-type="float" office:value="12885.2" calcext:value-type="float">
            <text:p>12.885,20</text:p>
          </table:table-cell>
          <table:table-cell table:style-name="ce120"/>
          <table:table-cell table:style-name="ce115"/>
          <table:table-cell table:style-name="ce118" table:formula="of:=SUM([.K10:.K17])" office:value-type="float" office:value="1621.85" calcext:value-type="float">
            <text:p>1.621,85</text:p>
          </table:table-cell>
          <table:table-cell table:style-name="ce120"/>
          <table:table-cell table:style-name="ce115"/>
          <table:table-cell table:style-name="ce118" table:formula="of:=SUM([.N10:.N17])" office:value-type="float" office:value="1486.5" calcext:value-type="float">
            <text:p>1.486,50</text:p>
          </table:table-cell>
          <table:table-cell table:style-name="ce120"/>
          <table:table-cell table:style-name="ce115"/>
          <table:table-cell table:style-name="ce118" table:formula="of:=SUM([.Q10:.Q17])" office:value-type="float" office:value="5747.7" calcext:value-type="float">
            <text:p>5.747,70</text:p>
          </table:table-cell>
          <table:table-cell table:style-name="ce115" table:number-columns-repeated="2"/>
          <table:table-cell table:style-name="ce142" table:formula="of:=SUM([.T10:.T17])" office:value-type="float" office:value="4531" calcext:value-type="float">
            <text:p>4.531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2"/>
          <table:table-cell table:style-name="ce108"/>
          <table:table-cell table:number-columns-repeated="15"/>
        </table:table-row>
        <table:table-row table:style-name="ro1">
          <table:table-cell table:number-columns-repeated="2"/>
          <table:table-cell table:style-name="ce108"/>
          <table:table-cell table:number-columns-repeated="2"/>
          <table:table-cell table:style-name="ce108"/>
          <table:table-cell/>
          <table:table-cell table:style-name="Default"/>
          <table:table-cell table:style-name="ce116" table:number-columns-repeated="2"/>
          <table:table-cell/>
          <table:table-cell table:style-name="ce124" office:value-type="string" calcext:value-type="string">
            <text:p>ÇAĞDAŞ ISIYA AİT MALZEME</text:p>
          </table:table-cell>
          <table:table-cell table:style-name="ce116"/>
          <table:table-cell/>
          <table:table-cell table:style-name="ce116" table:number-columns-repeated="2"/>
          <table:table-cell/>
          <table:table-cell table:style-name="ce116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13" office:value-type="string" calcext:value-type="string">
            <text:p>Tutar</text:p>
          </table:table-cell>
          <table:table-cell/>
          <table:table-cell table:style-name="ce121"/>
          <table:table-cell table:style-name="ce125"/>
          <table:table-cell table:style-name="ce131"/>
          <table:table-cell/>
          <table:table-cell table:style-name="Default"/>
          <table:table-cell table:style-name="ce135" office:value-type="string" calcext:value-type="string">
            <text:p>¾”</text:p>
          </table:table-cell>
          <table:table-cell table:style-name="ce138"/>
          <table:table-cell table:style-name="ce139"/>
          <table:table-cell table:style-name="ce135" office:value-type="string" calcext:value-type="string">
            <text:p>1”</text:p>
          </table:table-cell>
          <table:table-cell table:style-name="ce138"/>
          <table:table-cell table:style-name="ce139"/>
          <table:table-cell table:style-name="ce135" office:value-type="string" calcext:value-type="string">
            <text:p>1 ¼”</text:p>
          </table:table-cell>
          <table:table-cell table:style-name="ce144"/>
          <table:table-cell table:style-name="ce14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22]*[.C22]" office:value-type="float" office:value="200" calcext:value-type="float">
            <text:p>200,00</text:p>
          </table:table-cell>
          <table:table-cell/>
          <table:table-cell table:style-name="ce122"/>
          <table:table-cell table:style-name="ce126" table:formula="of:=[.C18]" office:value-type="float" office:value="52633.7" calcext:value-type="float">
            <text:p>52.633,70</text:p>
          </table:table-cell>
          <table:table-cell table:style-name="ce132"/>
          <table:table-cell table:number-columns-repeated="2"/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style-name="ce136" office:value-type="string" calcext:value-type="string">
            <text:p>ad</text:p>
          </table:table-cell>
          <table:table-cell table:style-name="ce113" office:value-type="string" calcext:value-type="string">
            <text:p>Br.Fyt</text:p>
          </table:table-cell>
          <table:table-cell table:style-name="ce140" office:value-type="string" calcext:value-type="string">
            <text:p>Tutar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12"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[.D23]*[.C23]" office:value-type="float" office:value="1020" calcext:value-type="float">
            <text:p>1.020,00</text:p>
          </table:table-cell>
          <table:table-cell/>
          <table:table-cell table:style-name="ce122"/>
          <table:table-cell table:style-name="ce127" table:formula="of:=[.E29]" office:value-type="float" office:value="7471.09" calcext:value-type="float">
            <text:p>7.471,09</text:p>
          </table:table-cell>
          <table:table-cell table:style-name="ce132"/>
          <table:table-cell/>
          <table:table-cell office:value-type="string" calcext:value-type="string">
            <text:p>Dirsek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style-name="ce137" office:value-type="float" office:value="63" calcext:value-type="float">
            <text:p>63</text:p>
          </table:table-cell>
          <table:table-cell office:value-type="float" office:value="23.25" calcext:value-type="float">
            <text:p>23,25</text:p>
          </table:table-cell>
          <table:table-cell table:style-name="ce141" table:formula="of:=[.S23]*[.R23]" office:value-type="float" office:value="1464.75" calcext:value-type="float">
            <text:p>1.464,7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12" office:value-type="float" office:value="99" calcext:value-type="float">
            <text:p>99</text:p>
          </table:table-cell>
          <table:table-cell office:value-type="float" office:value="23.81" calcext:value-type="float">
            <text:p>23,81</text:p>
          </table:table-cell>
          <table:table-cell table:formula="of:=[.D24]*[.C24]" office:value-type="float" office:value="2357.19" calcext:value-type="float">
            <text:p>2.357,19</text:p>
          </table:table-cell>
          <table:table-cell/>
          <table:table-cell table:style-name="ce122"/>
          <table:table-cell table:style-name="ce128" table:formula="of:=[.L29]" office:value-type="float" office:value="2961" calcext:value-type="float">
            <text:p>2.961,00</text:p>
          </table:table-cell>
          <table:table-cell table:style-name="ce132"/>
          <table:table-cell/>
          <table:table-cell office:value-type="string" calcext:value-type="string">
            <text:p>Manşon</text:p>
          </table:table-cell>
          <table:table-cell table:style-name="ce137" office:value-type="float" office:value="35" calcext:value-type="float">
            <text:p>35</text:p>
          </table:table-cell>
          <table:table-cell office:value-type="float" office:value="5.75" calcext:value-type="float">
            <text:p>5,75</text:p>
          </table:table-cell>
          <table:table-cell table:style-name="ce141" table:formula="of:=[.M24]*[.L24]" office:value-type="float" office:value="201.25" calcext:value-type="float">
            <text:p>201,25</text:p>
          </table:table-cell>
          <table:table-cell table:style-name="ce137"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style-name="ce141" table:formula="of:=[.P24]*[.O24]" office:value-type="float" office:value="134.4" calcext:value-type="float">
            <text:p>134,40</text:p>
          </table:table-cell>
          <table:table-cell table:style-name="ce137" office:value-type="float" office:value="50" calcext:value-type="float">
            <text:p>50</text:p>
          </table:table-cell>
          <table:table-cell office:value-type="float" office:value="11.65" calcext:value-type="float">
            <text:p>11,65</text:p>
          </table:table-cell>
          <table:table-cell table:style-name="ce141" table:formula="of:=[.S24]*[.R24]" office:value-type="float" office:value="582.5" calcext:value-type="float">
            <text:p>582,5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2”-1”</text:p>
          </table:table-cell>
          <table:table-cell table:style-name="ce112" office:value-type="float" office:value="74" calcext:value-type="float">
            <text:p>74</text:p>
          </table:table-cell>
          <table:table-cell office:value-type="float" office:value="27.9" calcext:value-type="float">
            <text:p>27,9</text:p>
          </table:table-cell>
          <table:table-cell table:formula="of:=[.D25]*[.C25]" office:value-type="float" office:value="2064.6" calcext:value-type="float">
            <text:p>2.064,60</text:p>
          </table:table-cell>
          <table:table-cell/>
          <table:table-cell table:style-name="ce122"/>
          <table:table-cell table:style-name="ce129" table:formula="of:=[.L29]+[.E29]+[.C18]" office:value-type="float" office:value="63065.79" calcext:value-type="float">
            <text:p>63.065,79</text:p>
          </table:table-cell>
          <table:table-cell table:style-name="ce132"/>
          <table:table-cell/>
          <table:table-cell office:value-type="string" calcext:value-type="string">
            <text:p>Te</text:p>
          </table:table-cell>
          <table:table-cell table:style-name="ce137" office:value-type="float" office:value="30" calcext:value-type="float">
            <text:p>30</text:p>
          </table:table-cell>
          <table:table-cell office:value-type="float" office:value="11.95" calcext:value-type="float">
            <text:p>11,95</text:p>
          </table:table-cell>
          <table:table-cell table:style-name="ce141" table:formula="of:=[.M25]*[.L25]" office:value-type="float" office:value="358.5" calcext:value-type="float">
            <text:p>358,50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3">
          <table:table-cell/>
          <table:table-cell office:value-type="string" calcext:value-type="string">
            <text:p>1 1/2”-1 ¼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3.81" calcext:value-type="float">
            <text:p>13,81</text:p>
          </table:table-cell>
          <table:table-cell table:formula="of:=[.D26]*[.C26]" office:value-type="float" office:value="138.1" calcext:value-type="float">
            <text:p>138,10</text:p>
          </table:table-cell>
          <table:table-cell/>
          <table:table-cell table:style-name="ce123" office:value-type="string" calcext:value-type="string">
            <text:p>GENEL TOPLAM</text:p>
          </table:table-cell>
          <table:table-cell table:style-name="ce130"/>
          <table:table-cell table:style-name="ce133"/>
          <table:table-cell/>
          <table:table-cell office:value-type="string" calcext:value-type="string">
            <text:p>Rekor</text:p>
          </table:table-cell>
          <table:table-cell table:style-name="ce137" office:value-type="float" office:value="7" calcext:value-type="float">
            <text:p>7</text:p>
          </table:table-cell>
          <table:table-cell office:value-type="float" office:value="29.7" calcext:value-type="float">
            <text:p>29,7</text:p>
          </table:table-cell>
          <table:table-cell table:style-name="ce141" table:formula="of:=[.M26]*[.L26]" office:value-type="float" office:value="207.9" calcext:value-type="float">
            <text:p>207,90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12" office:value-type="float" office:value="224" calcext:value-type="float">
            <text:p>224</text:p>
          </table:table-cell>
          <table:table-cell office:value-type="float" office:value="7.55" calcext:value-type="float">
            <text:p>7,55</text:p>
          </table:table-cell>
          <table:table-cell table:formula="of:=[.D27]*[.C27]" office:value-type="float" office:value="1691.2" calcext:value-type="float">
            <text:p>1.691,2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137"/>
          <table:table-cell/>
          <table:table-cell table:style-name="ce141"/>
          <table:table-cell table:style-name="ce137"/>
          <table:table-cell/>
          <table:table-cell table:style-name="ce141"/>
          <table:table-cell table:style-name="ce137" office:value-type="float" office:value="1" calcext:value-type="float">
            <text:p>1</text:p>
          </table:table-cell>
          <table:table-cell office:value-type="float" office:value="11.7" calcext:value-type="float">
            <text:p>11,7</text:p>
          </table:table-cell>
          <table:table-cell table:style-name="ce141" table:formula="of:=[.S27]*[.R27]" office:value-type="float" office:value="11.7" calcext:value-type="float">
            <text:p>11,7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122"/>
          <table:table-cell/>
          <table:table-cell table:style-name="ce132"/>
          <table:table-cell table:style-name="ce122"/>
          <table:table-cell/>
          <table:table-cell table:style-name="ce141"/>
          <table:table-cell table:style-name="ce137"/>
          <table:table-cell/>
          <table:table-cell table:style-name="ce141"/>
          <table:table-cell table:number-columns-repeated="10"/>
        </table:table-row>
        <table:table-row table:style-name="ro2">
          <table:table-cell/>
          <table:table-cell table:style-name="ce111"/>
          <table:table-cell table:style-name="ce110" office:value-type="string" calcext:value-type="string">
            <text:p>TOPLAM</text:p>
          </table:table-cell>
          <table:table-cell table:style-name="ce110"/>
          <table:table-cell table:style-name="ce119" table:formula="of:=SUM([.E22:.E28])" office:value-type="float" office:value="7471.09" calcext:value-type="float">
            <text:p>7.471,09</text:p>
          </table:table-cell>
          <table:table-cell table:number-columns-repeated="2"/>
          <table:table-cell table:style-name="Default"/>
          <table:table-cell table:number-columns-repeated="2"/>
          <table:table-cell table:style-name="ce134" office:value-type="string" calcext:value-type="string">
            <text:p>TOPLAM</text:p>
          </table:table-cell>
          <table:table-cell table:style-name="ce114" table:formula="of:=SUM([.N29:.U29])" office:value-type="float" office:value="2961" calcext:value-type="float">
            <text:p>2961</text:p>
          </table:table-cell>
          <table:table-cell table:style-name="ce115"/>
          <table:table-cell table:style-name="ce142" table:formula="of:=SUM([.N21:.N27])" office:value-type="float" office:value="767.65" calcext:value-type="float">
            <text:p>767,65</text:p>
          </table:table-cell>
          <table:table-cell table:style-name="ce143"/>
          <table:table-cell table:style-name="ce115"/>
          <table:table-cell table:style-name="ce142" table:formula="of:=SUM([.Q21:.Q27])" office:value-type="float" office:value="134.4" calcext:value-type="float">
            <text:p>134,40</text:p>
          </table:table-cell>
          <table:table-cell table:style-name="ce143"/>
          <table:table-cell table:style-name="ce115"/>
          <table:table-cell table:style-name="ce142" table:formula="of:=SUM([.T21:.T27])" office:value-type="float" office:value="2058.95" calcext:value-type="float">
            <text:p>2.058,95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row table:style-name="ro1">
          <table:table-cell table:style-name="ce108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formula="of:=[.D4]*[.C4]"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[.D5]*[.C5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D6]*[.C6]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formula="of:=[.D7]*[.C7]" office:value-type="float" office:value="580" calcext:value-type="float">
            <text:p>58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111" table:formula="of:=SUM([.E4:.E7])" office:value-type="float" office:value="2424" calcext:value-type="float">
            <text:p>2424</text:p>
          </table:table-cell>
        </table:table-row>
      </table:table>
      <table:table table:name="PVC" table:style-name="ta1">
        <table:table-column table:style-name="co20" table:number-columns-repeated="2" table:default-cell-style-name="Default"/>
        <table:table-column table:style-name="co6" table:default-cell-style-name="ce108"/>
        <table:table-column table:style-name="co22" table:default-cell-style-name="Default"/>
        <table:table-column table:style-name="co23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column table:style-name="co6" table:default-cell-style-name="ce108"/>
        <table:table-column table:style-name="co20" table:number-columns-repeated="2" table:default-cell-style-name="Default"/>
        <table:table-row table:style-name="ro1">
          <table:table-cell table:style-name="ce108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03-2022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8"/>
          <table:table-cell table:style-name="ce113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149" office:value-type="float" office:value="50" calcext:value-type="float">
            <text:p>50</text:p>
          </table:table-cell>
          <table:table-cell table:style-name="ce153" table:number-columns-repeated="2"/>
          <table:table-cell table:style-name="ce150" office:value-type="float" office:value="70" calcext:value-type="float">
            <text:p>70</text:p>
          </table:table-cell>
          <table:table-cell table:style-name="ce109" table:number-columns-repeated="2"/>
          <table:table-cell table:style-name="ce150" office:value-type="float" office:value="100" calcext:value-type="float">
            <text:p>100</text:p>
          </table:table-cell>
          <table:table-cell table:style-name="ce109" table:number-columns-repeated="2"/>
          <table:table-cell table:style-name="ce150" office:value-type="float" office:value="125" calcext:value-type="float">
            <text:p>125</text:p>
          </table:table-cell>
          <table:table-cell table:style-name="ce155" table:number-columns-repeated="2"/>
        </table:table-row>
        <table:table-row table:style-name="ro1">
          <table:table-cell table:number-columns-repeated="2"/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  <table:table-cell table:style-name="ce149" office:value-type="string" calcext:value-type="string">
            <text:p>Ad</text:p>
          </table:table-cell>
          <table:table-cell table:style-name="ce153" office:value-type="string" calcext:value-type="string">
            <text:p>B.fiyat</text:p>
          </table:table-cell>
          <table:table-cell table:style-name="ce153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5]*[.C5]" office:value-type="float" office:value="18" calcext:value-type="float">
            <text:p>18</text:p>
          </table:table-cell>
          <table:table-cell table:style-name="ce150"/>
          <table:table-cell/>
          <table:table-cell table:formula="of:=[.G5]*[.F5]" office:value-type="float" office:value="0" calcext:value-type="float">
            <text:p>0</text:p>
          </table:table-cell>
          <table:table-cell table:style-name="ce150"/>
          <table:table-cell/>
          <table:table-cell table:formula="of:=[.J5]*[.I5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office:value-type="float" office:value="32.93" calcext:value-type="float">
            <text:p>32,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50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D6]*[.C6]" office:value-type="float" office:value="432" calcext:value-type="float">
            <text:p>432</text:p>
          </table:table-cell>
          <table:table-cell table:style-name="ce150"/>
          <table:table-cell/>
          <table:table-cell table:formula="of:=[.G6]*[.F6]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23.96" calcext:value-type="float">
            <text:p>23,96</text:p>
          </table:table-cell>
          <table:table-cell table:formula="of:=[.J6]*[.I6]" office:value-type="float" office:value="47.92" calcext:value-type="float">
            <text:p>47,92</text:p>
          </table:table-cell>
          <table:table-cell table:style-name="ce150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5.17" calcext:value-type="float">
            <text:p>15,17</text:p>
          </table:table-cell>
          <table:table-cell table:formula="of:=[.D7]*[.C7]" office:value-type="float" office:value="15.17" calcext:value-type="float">
            <text:p>15,17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25.05" calcext:value-type="float">
            <text:p>25,05</text:p>
          </table:table-cell>
          <table:table-cell table:formula="of:=[.G7]*[.F7]" office:value-type="float" office:value="75.15" calcext:value-type="float">
            <text:p>75,15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39.81" calcext:value-type="float">
            <text:p>39,81</text:p>
          </table:table-cell>
          <table:table-cell table:formula="of:=[.J7]*[.I7]" office:value-type="float" office:value="39.81" calcext:value-type="float">
            <text:p>39,81</text:p>
          </table:table-cell>
          <table:table-cell table:style-name="ce150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50" office:value-type="float" office:value="44" calcext:value-type="float">
            <text:p>44</text:p>
          </table:table-cell>
          <table:table-cell office:value-type="float" office:value="29.38" calcext:value-type="float">
            <text:p>29,38</text:p>
          </table:table-cell>
          <table:table-cell table:formula="of:=[.D8]*[.C8]" office:value-type="float" office:value="1292.72" calcext:value-type="float">
            <text:p>1292,72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48.36" calcext:value-type="float">
            <text:p>48,36</text:p>
          </table:table-cell>
          <table:table-cell table:formula="of:=[.G8]*[.F8]" office:value-type="float" office:value="48.36" calcext:value-type="float">
            <text:p>48,36</text:p>
          </table:table-cell>
          <table:table-cell table:style-name="ce150"/>
          <table:table-cell/>
          <table:table-cell table:formula="of:=[.J8]*[.I8]" office:value-type="float" office:value="0" calcext:value-type="float">
            <text:p>0</text:p>
          </table:table-cell>
          <table:table-cell table:style-name="ce150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50" office:value-type="float" office:value="22" calcext:value-type="float">
            <text:p>22</text:p>
          </table:table-cell>
          <table:table-cell office:value-type="float" office:value="43.74" calcext:value-type="float">
            <text:p>43,74</text:p>
          </table:table-cell>
          <table:table-cell table:formula="of:=[.D9]*[.C9]" office:value-type="float" office:value="962.28" calcext:value-type="float">
            <text:p>962,28</text:p>
          </table:table-cell>
          <table:table-cell table:style-name="ce150"/>
          <table:table-cell/>
          <table:table-cell table:formula="of:=[.G9]*[.F9]" office:value-type="float" office:value="0" calcext:value-type="float">
            <text:p>0</text:p>
          </table:table-cell>
          <table:table-cell table:style-name="ce150"/>
          <table:table-cell/>
          <table:table-cell table:formula="of:=[.J9]*[.I9]" office:value-type="float" office:value="0" calcext:value-type="float">
            <text:p>0</text:p>
          </table:table-cell>
          <table:table-cell table:style-name="ce150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 office:value-type="string" calcext:value-type="string">
            <text:p>3000*3,2</text:p>
          </table:table-cell>
          <table:table-cell table:style-name="ce150" office:value-type="float" office:value="20" calcext:value-type="float">
            <text:p>20</text:p>
          </table:table-cell>
          <table:table-cell office:value-type="float" office:value="63.14" calcext:value-type="float">
            <text:p>63,14</text:p>
          </table:table-cell>
          <table:table-cell table:formula="of:=[.D10]*[.C10]" office:value-type="float" office:value="1262.8" calcext:value-type="float">
            <text:p>1262,8</text:p>
          </table:table-cell>
          <table:table-cell table:style-name="ce150"/>
          <table:table-cell/>
          <table:table-cell table:formula="of:=[.G10]*[.F10]" office:value-type="float" office:value="0" calcext:value-type="float">
            <text:p>0</text:p>
          </table:table-cell>
          <table:table-cell table:style-name="ce150"/>
          <table:table-cell/>
          <table:table-cell table:formula="of:=[.J10]*[.I10]" office:value-type="float" office:value="0" calcext:value-type="float">
            <text:p>0</text:p>
          </table:table-cell>
          <table:table-cell table:style-name="ce150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150"/>
          <table:table-cell table:style-name="ce154"/>
          <table:table-cell table:formula="of:=[.D11]*[.C11]" office:value-type="float" office:value="0" calcext:value-type="float">
            <text:p>0</text:p>
          </table:table-cell>
          <table:table-cell table:style-name="ce150"/>
          <table:table-cell table:style-name="ce154"/>
          <table:table-cell table:formula="of:=[.G11]*[.F11]" office:value-type="float" office:value="0" calcext:value-type="float">
            <text:p>0</text:p>
          </table:table-cell>
          <table:table-cell table:style-name="ce150"/>
          <table:table-cell/>
          <table:table-cell table:formula="of:=[.J11]*[.I11]" office:value-type="float" office:value="0" calcext:value-type="float">
            <text:p>0</text:p>
          </table:table-cell>
          <table:table-cell table:style-name="ce150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50"/>
          <table:table-cell/>
          <table:table-cell table:formula="of:=[.D12]*[.C12]" office:value-type="float" office:value="0" calcext:value-type="float">
            <text:p>0</text:p>
          </table:table-cell>
          <table:table-cell table:style-name="ce150" office:value-type="float" office:value="177" calcext:value-type="float">
            <text:p>177</text:p>
          </table:table-cell>
          <table:table-cell office:value-type="float" office:value="13.27" calcext:value-type="float">
            <text:p>13,27</text:p>
          </table:table-cell>
          <table:table-cell table:formula="of:=[.G12]*[.F12]" office:value-type="float" office:value="2348.79" calcext:value-type="float">
            <text:p>2348,79</text:p>
          </table:table-cell>
          <table:table-cell table:style-name="ce150" office:value-type="float" office:value="23" calcext:value-type="float">
            <text:p>23</text:p>
          </table:table-cell>
          <table:table-cell office:value-type="float" office:value="21.14" calcext:value-type="float">
            <text:p>21,14</text:p>
          </table:table-cell>
          <table:table-cell table:formula="of:=[.J12]*[.I12]" office:value-type="float" office:value="486.22" calcext:value-type="float">
            <text:p>486,22</text:p>
          </table:table-cell>
          <table:table-cell table:style-name="ce150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50"/>
          <table:table-cell/>
          <table:table-cell table:formula="of:=[.D13]*[.C13]" office:value-type="float" office:value="0" calcext:value-type="float">
            <text:p>0</text:p>
          </table:table-cell>
          <table:table-cell table:style-name="ce150" office:value-type="float" office:value="60" calcext:value-type="float">
            <text:p>60</text:p>
          </table:table-cell>
          <table:table-cell office:value-type="float" office:value="20.01" calcext:value-type="float">
            <text:p>20,01</text:p>
          </table:table-cell>
          <table:table-cell table:formula="of:=[.G13]*[.F13]" office:value-type="float" office:value="1200.6" calcext:value-type="float">
            <text:p>1200,6</text:p>
          </table:table-cell>
          <table:table-cell table:style-name="ce150" office:value-type="float" office:value="8" calcext:value-type="float">
            <text:p>8</text:p>
          </table:table-cell>
          <table:table-cell office:value-type="float" office:value="29.75" calcext:value-type="float">
            <text:p>29,75</text:p>
          </table:table-cell>
          <table:table-cell table:formula="of:=[.J13]*[.I13]" office:value-type="float" office:value="238" calcext:value-type="float">
            <text:p>238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45.75" calcext:value-type="float">
            <text:p>45,75</text:p>
          </table:table-cell>
          <table:table-cell table:formula="of:=[.M13]*[.L13]" office:value-type="float" office:value="137.25" calcext:value-type="float">
            <text:p>137,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50"/>
          <table:table-cell/>
          <table:table-cell table:formula="of:=[.D14]*[.C14]" office:value-type="float" office:value="0" calcext:value-type="float">
            <text:p>0</text:p>
          </table:table-cell>
          <table:table-cell table:style-name="ce150"/>
          <table:table-cell/>
          <table:table-cell table:formula="of:=[.G14]*[.F14]" office:value-type="float" office:value="0" calcext:value-type="float">
            <text:p>0</text:p>
          </table:table-cell>
          <table:table-cell table:style-name="ce150" office:value-type="float" office:value="56" calcext:value-type="float">
            <text:p>56</text:p>
          </table:table-cell>
          <table:table-cell office:value-type="float" office:value="36.87" calcext:value-type="float">
            <text:p>36,87</text:p>
          </table:table-cell>
          <table:table-cell table:formula="of:=[.J14]*[.I14]" office:value-type="float" office:value="2064.72" calcext:value-type="float">
            <text:p>2064,72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54.01" calcext:value-type="float">
            <text:p>54,01</text:p>
          </table:table-cell>
          <table:table-cell table:formula="of:=[.M14]*[.L14]" office:value-type="float" office:value="108.02" calcext:value-type="float">
            <text:p>108,02</text:p>
          </table:table-cell>
        </table:table-row>
        <table:table-row table:style-name="ro1">
          <table:table-cell/>
          <table:table-cell table:style-name="ce113" office:value-type="string" calcext:value-type="string">
            <text:p>100*100</text:p>
          </table:table-cell>
          <table:table-cell table:style-name="ce150"/>
          <table:table-cell/>
          <table:table-cell table:formula="of:=[.D15]*[.C15]" office:value-type="float" office:value="0" calcext:value-type="float">
            <text:p>0</text:p>
          </table:table-cell>
          <table:table-cell table:style-name="ce150"/>
          <table:table-cell/>
          <table:table-cell table:formula="of:=[.G15]*[.F15]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office:value-type="float" office:value="54.01" calcext:value-type="float">
            <text:p>54,01</text:p>
          </table:table-cell>
          <table:table-cell table:formula="of:=[.J15]*[.I15]" office:value-type="float" office:value="378.07" calcext:value-type="float">
            <text:p>378,07</text:p>
          </table:table-cell>
          <table:table-cell table:style-name="ce150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 office:value-type="string" calcext:value-type="string">
            <text:p>50*70</text:p>
          </table:table-cell>
          <table:table-cell table:style-name="ce150" office:value-type="float" office:value="30" calcext:value-type="float">
            <text:p>30</text:p>
          </table:table-cell>
          <table:table-cell office:value-type="float" office:value="23.47" calcext:value-type="float">
            <text:p>23,47</text:p>
          </table:table-cell>
          <table:table-cell table:formula="of:=[.D16]*[.C16]" office:value-type="float" office:value="704.1" calcext:value-type="float">
            <text:p>704,1</text:p>
          </table:table-cell>
          <table:table-cell table:style-name="ce150"/>
          <table:table-cell/>
          <table:table-cell table:formula="of:=[.G16]*[.F16]" office:value-type="float" office:value="0" calcext:value-type="float">
            <text:p>0</text:p>
          </table:table-cell>
          <table:table-cell table:style-name="ce150"/>
          <table:table-cell/>
          <table:table-cell table:formula="of:=[.J16]*[.I16]" office:value-type="float" office:value="0" calcext:value-type="float">
            <text:p>0</text:p>
          </table:table-cell>
          <table:table-cell table:style-name="ce150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3"/>
          <table:table-cell table:style-name="ce150"/>
          <table:table-cell/>
          <table:table-cell table:formula="of:=[.D17]*[.C17]" office:value-type="float" office:value="0" calcext:value-type="float">
            <text:p>0</text:p>
          </table:table-cell>
          <table:table-cell table:style-name="ce150"/>
          <table:table-cell/>
          <table:table-cell table:formula="of:=[.G17]*[.F17]" office:value-type="float" office:value="0" calcext:value-type="float">
            <text:p>0</text:p>
          </table:table-cell>
          <table:table-cell table:style-name="ce150"/>
          <table:table-cell/>
          <table:table-cell table:formula="of:=[.J17]*[.I17]" office:value-type="float" office:value="0" calcext:value-type="float">
            <text:p>0</text:p>
          </table:table-cell>
          <table:table-cell table:style-name="ce150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150"/>
          <table:table-cell/>
          <table:table-cell table:formula="of:=[.D18]*[.C18]" office:value-type="float" office:value="0" calcext:value-type="float">
            <text:p>0</text:p>
          </table:table-cell>
          <table:table-cell table:style-name="ce150"/>
          <table:table-cell/>
          <table:table-cell table:formula="of:=[.G18]*[.F18]" office:value-type="float" office:value="0" calcext:value-type="float">
            <text:p>0</text:p>
          </table:table-cell>
          <table:table-cell table:style-name="ce150" office:value-type="float" office:value="53" calcext:value-type="float">
            <text:p>53</text:p>
          </table:table-cell>
          <table:table-cell office:value-type="float" office:value="51.77" calcext:value-type="float">
            <text:p>51,77</text:p>
          </table:table-cell>
          <table:table-cell table:formula="of:=[.J18]*[.I18]" office:value-type="float" office:value="2743.81" calcext:value-type="float">
            <text:p>2743,81</text:p>
          </table:table-cell>
          <table:table-cell table:style-name="ce150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150"/>
          <table:table-cell/>
          <table:table-cell table:formula="of:=[.D19]*[.C19]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0.88" calcext:value-type="float">
            <text:p>20,88</text:p>
          </table:table-cell>
          <table:table-cell table:formula="of:=[.G19]*[.F19]" office:value-type="float" office:value="20.88" calcext:value-type="float">
            <text:p>20,88</text:p>
          </table:table-cell>
          <table:table-cell table:style-name="ce150" office:value-type="float" office:value="12" calcext:value-type="float">
            <text:p>12</text:p>
          </table:table-cell>
          <table:table-cell office:value-type="float" office:value="40.38" calcext:value-type="float">
            <text:p>40,38</text:p>
          </table:table-cell>
          <table:table-cell table:formula="of:=[.J19]*[.I19]" office:value-type="float" office:value="484.56" calcext:value-type="float">
            <text:p>484,56</text:p>
          </table:table-cell>
          <table:table-cell table:style-name="ce150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150" office:value-type="float" office:value="46" calcext:value-type="float">
            <text:p>46</text:p>
          </table:table-cell>
          <table:table-cell office:value-type="float" office:value="5.18" calcext:value-type="float">
            <text:p>5,18</text:p>
          </table:table-cell>
          <table:table-cell table:formula="of:=[.D20]*[.C20]" office:value-type="float" office:value="238.28" calcext:value-type="float">
            <text:p>238,28</text:p>
          </table:table-cell>
          <table:table-cell table:style-name="ce150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G20]*[.F20]" office:value-type="float" office:value="640" calcext:value-type="float">
            <text:p>640</text:p>
          </table:table-cell>
          <table:table-cell table:style-name="ce150" office:value-type="float" office:value="10" calcext:value-type="float">
            <text:p>10</text:p>
          </table:table-cell>
          <table:table-cell office:value-type="float" office:value="19.16" calcext:value-type="float">
            <text:p>19,16</text:p>
          </table:table-cell>
          <table:table-cell table:formula="of:=[.J20]*[.I20]" office:value-type="float" office:value="191.6" calcext:value-type="float">
            <text:p>191,6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27.98" calcext:value-type="float">
            <text:p>27,98</text:p>
          </table:table-cell>
          <table:table-cell table:formula="of:=[.M20]*[.L20]" office:value-type="float" office:value="27.98" calcext:value-type="float">
            <text:p>27,98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150" office:value-type="float" office:value="97" calcext:value-type="float">
            <text:p>97</text:p>
          </table:table-cell>
          <table:table-cell office:value-type="float" office:value="4.38" calcext:value-type="float">
            <text:p>4,38</text:p>
          </table:table-cell>
          <table:table-cell table:formula="of:=[.D21]*[.C21]" office:value-type="float" office:value="424.86" calcext:value-type="float">
            <text:p>424,86</text:p>
          </table:table-cell>
          <table:table-cell table:style-name="ce150" office:value-type="float" office:value="6" calcext:value-type="float">
            <text:p>6</text:p>
          </table:table-cell>
          <table:table-cell office:value-type="float" office:value="7.7" calcext:value-type="float">
            <text:p>7,7</text:p>
          </table:table-cell>
          <table:table-cell table:formula="of:=[.G21]*[.F21]" office:value-type="float" office:value="46.2" calcext:value-type="float">
            <text:p>46,2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15.2" calcext:value-type="float">
            <text:p>15,2</text:p>
          </table:table-cell>
          <table:table-cell table:formula="of:=[.J21]*[.I21]" office:value-type="float" office:value="45.6" calcext:value-type="float">
            <text:p>45,6</text:p>
          </table:table-cell>
          <table:table-cell table:style-name="ce150" office:value-type="float" office:value="3" calcext:value-type="float">
            <text:p>3</text:p>
          </table:table-cell>
          <table:table-cell office:value-type="float" office:value="22.23" calcext:value-type="float">
            <text:p>22,23</text:p>
          </table:table-cell>
          <table:table-cell table:formula="of:=[.M21]*[.L21]" office:value-type="float" office:value="66.69" calcext:value-type="float">
            <text:p>66,69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150" office:value-type="float" office:value="19" calcext:value-type="float">
            <text:p>19</text:p>
          </table:table-cell>
          <table:table-cell office:value-type="float" office:value="2.16" calcext:value-type="float">
            <text:p>2,16</text:p>
          </table:table-cell>
          <table:table-cell table:formula="of:=[.D22]*[.C22]" office:value-type="float" office:value="41.04" calcext:value-type="float">
            <text:p>41,04</text:p>
          </table:table-cell>
          <table:table-cell table:style-name="ce150" office:value-type="float" office:value="900" calcext:value-type="float">
            <text:p>900</text:p>
          </table:table-cell>
          <table:table-cell office:value-type="float" office:value="3.67" calcext:value-type="float">
            <text:p>3,67</text:p>
          </table:table-cell>
          <table:table-cell table:formula="of:=[.G22]*[.F22]" office:value-type="float" office:value="3303" calcext:value-type="float">
            <text:p>3303</text:p>
          </table:table-cell>
          <table:table-cell table:style-name="ce150" office:value-type="float" office:value="30" calcext:value-type="float">
            <text:p>30</text:p>
          </table:table-cell>
          <table:table-cell office:value-type="float" office:value="6.62" calcext:value-type="float">
            <text:p>6,62</text:p>
          </table:table-cell>
          <table:table-cell table:formula="of:=[.J22]*[.I22]" office:value-type="float" office:value="198.6" calcext:value-type="float">
            <text:p>198,6</text:p>
          </table:table-cell>
          <table:table-cell table:style-name="ce150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150"/>
          <table:table-cell/>
          <table:table-cell table:formula="of:=[.D23]*[.C23]" office:value-type="float" office:value="0" calcext:value-type="float">
            <text:p>0</text:p>
          </table:table-cell>
          <table:table-cell table:style-name="ce150"/>
          <table:table-cell/>
          <table:table-cell table:formula="of:=[.G23]*[.F23]" office:value-type="float" office:value="0" calcext:value-type="float">
            <text:p>0</text:p>
          </table:table-cell>
          <table:table-cell table:style-name="ce150" office:value-type="float" office:value="25" calcext:value-type="float">
            <text:p>25</text:p>
          </table:table-cell>
          <table:table-cell office:value-type="float" office:value="6.62" calcext:value-type="float">
            <text:p>6,62</text:p>
          </table:table-cell>
          <table:table-cell table:formula="of:=[.J23]*[.I23]" office:value-type="float" office:value="165.5" calcext:value-type="float">
            <text:p>165,5</text:p>
          </table:table-cell>
          <table:table-cell table:style-name="ce150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0"/>
          <table:table-cell/>
          <table:table-cell table:formula="of:=[.D24]*[.C24]" office:value-type="float" office:value="0" calcext:value-type="float">
            <text:p>0</text:p>
          </table:table-cell>
          <table:table-cell table:style-name="ce150"/>
          <table:table-cell/>
          <table:table-cell table:formula="of:=[.G24]*[.F24]" office:value-type="float" office:value="0" calcext:value-type="float">
            <text:p>0</text:p>
          </table:table-cell>
          <table:table-cell table:style-name="ce150"/>
          <table:table-cell/>
          <table:table-cell table:formula="of:=[.J24]*[.I24]" office:value-type="float" office:value="0" calcext:value-type="float">
            <text:p>0</text:p>
          </table:table-cell>
          <table:table-cell table:style-name="ce150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150"/>
          <table:table-cell/>
          <table:table-cell table:formula="of:=[.D25]*[.C25]" office:value-type="float" office:value="0" calcext:value-type="float">
            <text:p>0</text:p>
          </table:table-cell>
          <table:table-cell table:style-name="ce150"/>
          <table:table-cell/>
          <table:table-cell table:formula="of:=[.G25]*[.F25]" office:value-type="float" office:value="0" calcext:value-type="float">
            <text:p>0</text:p>
          </table:table-cell>
          <table:table-cell table:style-name="ce150"/>
          <table:table-cell/>
          <table:table-cell table:formula="of:=[.J25]*[.I25]" office:value-type="float" office:value="0" calcext:value-type="float">
            <text:p>0</text:p>
          </table:table-cell>
          <table:table-cell table:style-name="ce150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50"/>
          <table:table-cell/>
          <table:table-cell table:formula="of:=[.D26]*[.C26]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office:value-type="float" office:value="6.89" calcext:value-type="float">
            <text:p>6,89</text:p>
          </table:table-cell>
          <table:table-cell table:formula="of:=[.G26]*[.F26]" office:value-type="float" office:value="261.82" calcext:value-type="float">
            <text:p>261,82</text:p>
          </table:table-cell>
          <table:table-cell table:style-name="ce150" office:value-type="float" office:value="26" calcext:value-type="float">
            <text:p>26</text:p>
          </table:table-cell>
          <table:table-cell office:value-type="float" office:value="11.09" calcext:value-type="float">
            <text:p>11,09</text:p>
          </table:table-cell>
          <table:table-cell table:formula="of:=[.J26]*[.I26]" office:value-type="float" office:value="288.34" calcext:value-type="float">
            <text:p>288,34</text:p>
          </table:table-cell>
          <table:table-cell table:style-name="ce150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50"/>
          <table:table-cell/>
          <table:table-cell table:formula="of:=[.D27]*[.C27]" office:value-type="float" office:value="0" calcext:value-type="float">
            <text:p>0</text:p>
          </table:table-cell>
          <table:table-cell table:style-name="ce150"/>
          <table:table-cell/>
          <table:table-cell table:formula="of:=[.G27]*[.F27]" office:value-type="float" office:value="0" calcext:value-type="float">
            <text:p>0</text:p>
          </table:table-cell>
          <table:table-cell table:style-name="ce150"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table:formula="of:=[.J27]*[.I27]" office:value-type="float" office:value="174.45" calcext:value-type="float">
            <text:p>174,45</text:p>
          </table:table-cell>
          <table:table-cell table:style-name="ce150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50"/>
          <table:table-cell/>
          <table:table-cell table:formula="of:=[.D28]*[.C28]" office:value-type="float" office:value="0" calcext:value-type="float">
            <text:p>0</text:p>
          </table:table-cell>
          <table:table-cell table:style-name="ce150"/>
          <table:table-cell/>
          <table:table-cell table:formula="of:=[.G28]*[.F28]" office:value-type="float" office:value="0" calcext:value-type="float">
            <text:p>0</text:p>
          </table:table-cell>
          <table:table-cell table:style-name="ce150"/>
          <table:table-cell/>
          <table:table-cell table:formula="of:=[.J28]*[.I28]" office:value-type="float" office:value="0" calcext:value-type="float">
            <text:p>0</text:p>
          </table:table-cell>
          <table:table-cell table:style-name="ce150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150" office:value-type="float" office:value="39" calcext:value-type="float">
            <text:p>39</text:p>
          </table:table-cell>
          <table:table-cell office:value-type="float" office:value="3.33" calcext:value-type="float">
            <text:p>3,33</text:p>
          </table:table-cell>
          <table:table-cell table:formula="of:=[.D29]*[.C29]" office:value-type="float" office:value="129.87" calcext:value-type="float">
            <text:p>129,87</text:p>
          </table:table-cell>
          <table:table-cell table:style-name="ce150" office:value-type="float" office:value="13" calcext:value-type="float">
            <text:p>13</text:p>
          </table:table-cell>
          <table:table-cell office:value-type="float" office:value="6.02" calcext:value-type="float">
            <text:p>6,02</text:p>
          </table:table-cell>
          <table:table-cell table:formula="of:=[.G29]*[.F29]" office:value-type="float" office:value="78.26" calcext:value-type="float">
            <text:p>78,26</text:p>
          </table:table-cell>
          <table:table-cell table:style-name="ce150" office:value-type="float" office:value="5" calcext:value-type="float">
            <text:p>5</text:p>
          </table:table-cell>
          <table:table-cell office:value-type="float" office:value="8.21" calcext:value-type="float">
            <text:p>8,21</text:p>
          </table:table-cell>
          <table:table-cell table:formula="of:=[.J29]*[.I29]" office:value-type="float" office:value="41.05" calcext:value-type="float">
            <text:p>41,05</text:p>
          </table:table-cell>
          <table:table-cell table:style-name="ce150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150" office:value-type="float" office:value="13" calcext:value-type="float">
            <text:p>13</text:p>
          </table:table-cell>
          <table:table-cell office:value-type="float" office:value="6.33" calcext:value-type="float">
            <text:p>6,33</text:p>
          </table:table-cell>
          <table:table-cell table:formula="of:=[.D30]*[.C30]" office:value-type="float" office:value="82.29" calcext:value-type="float">
            <text:p>82,29</text:p>
          </table:table-cell>
          <table:table-cell table:style-name="ce150" office:value-type="float" office:value="7" calcext:value-type="float">
            <text:p>7</text:p>
          </table:table-cell>
          <table:table-cell office:value-type="float" office:value="10.09" calcext:value-type="float">
            <text:p>10,09</text:p>
          </table:table-cell>
          <table:table-cell table:formula="of:=[.G30]*[.F30]" office:value-type="float" office:value="70.63" calcext:value-type="float">
            <text:p>70,63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J30]*[.I30]" office:value-type="float" office:value="18" calcext:value-type="float">
            <text:p>18</text:p>
          </table:table-cell>
          <table:table-cell table:style-name="ce150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6" table:formula="of:=[.E32]+[.H32]+[.K32]+[.N32]" office:value-type="float" office:value="21676.22" calcext:value-type="float">
            <text:p>21.676,22</text:p>
          </table:table-cell>
          <table:table-cell table:style-name="ce151"/>
          <table:table-cell/>
          <table:table-cell table:style-name="ce108" table:formula="of:=SUM([.E5:.E30])" office:value-type="float" office:value="5603.41" calcext:value-type="float">
            <text:p>5603,41</text:p>
          </table:table-cell>
          <table:table-cell/>
          <table:table-cell table:style-name="ce108"/>
          <table:table-cell table:style-name="ce108" table:formula="of:=SUM([.H5:.H30])" office:value-type="float" office:value="8093.69" calcext:value-type="float">
            <text:p>8093,69</text:p>
          </table:table-cell>
          <table:table-cell/>
          <table:table-cell table:style-name="ce108"/>
          <table:table-cell table:style-name="ce108" table:formula="of:=SUM([.K5:.K30])" office:value-type="float" office:value="7606.25" calcext:value-type="float">
            <text:p>7606,25</text:p>
          </table:table-cell>
          <table:table-cell/>
          <table:table-cell table:style-name="ce108"/>
          <table:table-cell table:style-name="ce108" table:formula="of:=SUM([.N5:.N30])" office:value-type="float" office:value="372.87" calcext:value-type="float">
            <text:p>372,87</text:p>
          </table:table-cell>
        </table:table-row>
        <table:table-row table:style-name="ro1">
          <table:table-cell/>
          <table:table-cell table:style-name="ce147" office:value-type="string" calcext:value-type="string">
            <text:p>GENEL TUTAR</text:p>
          </table:table-cell>
          <table:table-cell table:style-name="ce152"/>
          <table:table-cell table:number-columns-repeated="11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20" table:number-columns-repeated="13" table:default-cell-style-name="Default"/>
        <table:table-row table:style-name="ro1">
          <table:table-cell/>
          <table:table-cell table:style-name="ce108"/>
          <table:table-cell table:number-columns-repeated="2"/>
          <table:table-cell office:value-type="string" calcext:value-type="string">
            <text:p>erbağ ankara</text:p>
          </table:table-cell>
          <table:table-cell table:number-columns-repeated="8"/>
        </table:table-row>
        <table:table-row table:style-name="ro1">
          <table:table-cell/>
          <table:table-cell table:style-name="ce108" office:value-type="string" calcext:value-type="string">
            <text:p>ALÇIPAN PROFİL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08" office:value-type="string" calcext:value-type="string">
            <text:p>KDV HARİÇ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table:number-columns-repeated="2"/>
          <table:table-cell office:value-type="string" calcext:value-type="string">
            <text:p>atilaya fiyat verild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  <table:table-cell table:style-name="ce51" table:number-columns-repeated="2"/>
          <table:table-cell table:style-name="ce52" office:value-type="date" office:date-value="2022-06-25" calcext:value-type="date">
            <text:p>25.06.2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38" calcext:value-type="float">
            <text:p>38</text:p>
          </table:table-cell>
          <table:table-cell table:formula="of:=[.E6]*[.C6]" office:value-type="float" office:value="5092" calcext:value-type="float">
            <text:p>5092</text:p>
          </table:table-cell>
          <table:table-cell/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38" calcext:value-type="float">
            <text:p>38</text:p>
          </table:table-cell>
          <table:table-cell table:style-name="ce51" table:formula="of:=[.H6]*[.I6]"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22" calcext:value-type="float">
            <text:p>22</text:p>
          </table:table-cell>
          <table:table-cell table:formula="of:=[.E7]*[.C7]" office:value-type="float" office:value="12650" calcext:value-type="float">
            <text:p>12650</text:p>
          </table:table-cell>
          <table:table-cell/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22" calcext:value-type="float">
            <text:p>22</text:p>
          </table:table-cell>
          <table:table-cell table:style-name="ce51" table:formula="of:=[.H7]*[.I7]"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47" calcext:value-type="float">
            <text:p>47</text:p>
          </table:table-cell>
          <table:table-cell table:formula="of:=[.E8]*[.C8]" office:value-type="float" office:value="2820" calcext:value-type="float">
            <text:p>2820</text:p>
          </table:table-cell>
          <table:table-cell/>
          <table:table-cell table:style-name="ce51" table:number-columns-repeated="3"/>
          <table:table-cell table:number-columns-repeated="3"/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  <table:table-cell/>
          <table:table-cell table:style-name="ce51" table:number-columns-repeated="2"/>
          <table:table-cell table:style-name="ce51" table:formula="of:=SUM([.J6:.J8])"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1.7" calcext:value-type="float">
            <text:p>1,7</text:p>
          </table:table-cell>
          <table:table-cell table:formula="of:=[.E10]*[.C10]" office:value-type="float" office:value="884" calcext:value-type="float">
            <text:p>8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2.53" calcext:value-type="float">
            <text:p>2,53</text:p>
          </table:table-cell>
          <table:table-cell table:formula="of:=[.E11]*[.C11]" office:value-type="float" office:value="951.28" calcext:value-type="float">
            <text:p>951,28</text:p>
          </table:table-cell>
          <table:table-cell/>
          <table:table-cell office:value-type="string" calcext:value-type="string">
            <text:p>Afr <text:s/>- kayser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78" calcext:value-type="float">
            <text:p>0,78</text:p>
          </table:table-cell>
          <table:table-cell table:formula="of:=[.E12]*[.C12]" office:value-type="float" office:value="635.7" calcext:value-type="float">
            <text:p>635,7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116" table:formula="of:=[.M13]" office:value-type="float" office:value="33.3333333333333" calcext:value-type="float">
            <text:p>33,33</text:p>
          </table:table-cell>
          <table:table-cell table:style-name="ce53" table:formula="of:=[.H13]*[.I13]" office:value-type="float" office:value="7000" calcext:value-type="float">
            <text:p>7.000,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style-name="ce116" table:formula="of:=[.K13]/[.L13]" office:value-type="float" office:value="33.3333333333333" calcext:value-type="float">
            <text:p>33,33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4.25" calcext:value-type="float">
            <text:p>4,25</text:p>
          </table:table-cell>
          <table:table-cell table:formula="of:=[.E14]*[.C14]" office:value-type="float" office:value="646" calcext:value-type="float">
            <text:p>646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16" table:formula="of:=[.M14]" office:value-type="float" office:value="16.6666666666667" calcext:value-type="float">
            <text:p>16,67</text:p>
          </table:table-cell>
          <table:table-cell table:style-name="ce53" table:formula="of:=[.H14]*[.I14]" office:value-type="float" office:value="2666.66666666667" calcext:value-type="float">
            <text:p>2.666,67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table:style-name="ce116" table:formula="of:=[.K14]/[.L14]" office:value-type="float" office:value="16.6666666666667" calcext:value-type="float">
            <text:p>16,67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3.3" calcext:value-type="float">
            <text:p>3,3</text:p>
          </table:table-cell>
          <table:table-cell table:formula="of:=[.E15]*[.C15]" office:value-type="float" office:value="204.6" calcext:value-type="float">
            <text:p>204,6</text:p>
          </table:table-cell>
          <table:table-cell table:number-columns-repeated="6"/>
          <table:table-cell table:style-name="ce116"/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2" calcext:value-type="float">
            <text:p>2,2</text:p>
          </table:table-cell>
          <table:table-cell table:formula="of:=[.E16]*[.C16]" office:value-type="float" office:value="220" calcext:value-type="float">
            <text:p>220</text:p>
          </table:table-cell>
          <table:table-cell table:number-columns-repeated="3"/>
          <table:table-cell table:style-name="ce53" table:formula="of:=SUM([.J13:.J15])" office:value-type="float" office:value="9666.66666666667" calcext:value-type="float">
            <text:p>9.666,67</text:p>
          </table:table-cell>
          <table:table-cell table:number-columns-repeated="2"/>
          <table:table-cell table:style-name="ce116"/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E18]*[.C18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2.4" calcext:value-type="float">
            <text:p>2,4</text:p>
          </table:table-cell>
          <table:table-cell table:formula="of:=[.E19]*[.C19]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[.E20]*[.C20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Çelik Dübel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rz Bandı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156" office:value-type="string" calcext:value-type="string">
            <text:p>Genel Tutar</text:p>
          </table:table-cell>
          <table:table-cell table:style-name="ce131" table:formula="of:=SUM([.F6:.F25])" office:value-type="float" office:value="24743.58" calcext:value-type="float">
            <text:p>24743,5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57"/>
          <table:table-cell table:style-name="ce133" office:value-type="string" calcext:value-type="string">
            <text:p>kdv hariç</text:p>
          </table:table-cell>
          <table:table-cell table:number-columns-repeated="7"/>
        </table:table-row>
      </table:table>
      <table:table table:name="patent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3" office:value-type="string" calcext:value-type="string">
            <text:p>Ad</text:p>
          </table:table-cell>
          <table:table-cell table:style-name="ce113" office:value-type="string" calcext:value-type="string">
            <text:p>B Fyt</text:p>
          </table:table-cell>
          <table:table-cell table:style-name="ce113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½”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11]*[.B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¾”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,5</text:p>
          </table:table-cell>
          <table:table-cell table:formula="of:=[.C12]*[.B12]" office:value-type="float" office:value="451.5" calcext:value-type="float">
            <text:p>451,5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13]*[.B1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 ¼”</text:p>
          </table:table-cell>
          <table:table-cell table:number-columns-repeated="2"/>
          <table:table-cell table:formula="of:=[.C14]*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½”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15]*[.B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C16]*[.B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C17]*[.B17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4”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[.C18]*[.B18]" office:value-type="float" office:value="440" calcext:value-type="float">
            <text:p>440</text:p>
          </table:table-cell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telif tapa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B21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Red ½ – ¾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table:formula="of:=[.C22]*[.B2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d 1 ¼ – 1 ½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23]*[.B2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d 1” – 2”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24]*[.B2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ruv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25]*[.B25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 1”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C26]*[.B2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 1 ½ ” - 1- 1 ½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,5</text:p>
          </table:table-cell>
          <table:table-cell table:formula="of:=[.C27]*[.B27]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yar Vana DN80 – PN4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table:formula="of:=[.C29]*[.B29]"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Duyar Vana 25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formula="of:=[.C30]*[.B30]" office:value-type="float" office:value="769" calcext:value-type="float">
            <text:p>769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 Kelepçe 15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formula="of:=[.C32]*[.B32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ik Kelepçe 9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C33]*[.B33]" office:value-type="float" office:value="240" calcext:value-type="float">
            <text:p>240</text:p>
          </table:table-cell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Borulu 8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formula="of:=[.C35]*[.B35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lanş Borulu 20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formula="of:=[.C36]*[.B36]" office:value-type="float" office:value="555" calcext:value-type="float">
            <text:p>555</text:p>
          </table:table-cell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20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C38]*[.B38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Flanş 10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formula="of:=[.C39]*[.B39]"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Flanş 25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[.C40]*[.B40]" office:value-type="float" office:value="552" calcext:value-type="float">
            <text:p>5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1:.D41])" office:value-type="float" office:value="10216.5" calcext:value-type="float">
            <text:p>10216,5</text:p>
          </table:table-cell>
        </table:table-row>
      </table:table>
      <table:table table:name="sarı" table:style-name="ta1">
        <table:table-column table:style-name="co27" table:default-cell-style-name="Default"/>
        <table:table-column table:style-name="co28" table:default-cell-style-name="Default"/>
        <table:table-column table:style-name="co20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RI MALZE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Çekvalf ½”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,2</text:p>
          </table:table-cell>
          <table:table-cell table:formula="of:=[.D4]*[.C4]" office:value-type="float" office:value="81.2" calcext:value-type="float">
            <text:p>81,2</text:p>
          </table:table-cell>
        </table:table-row>
        <table:table-row table:style-name="ro1">
          <table:table-cell/>
          <table:table-cell office:value-type="string" calcext:value-type="string">
            <text:p>Çekvalf 1”</text:p>
          </table:table-cell>
          <table:table-cell office:value-type="float" office:value="9" calcext:value-type="float">
            <text:p>9</text:p>
          </table:table-cell>
          <table:table-cell office:value-type="float" office:value="137.7" calcext:value-type="float">
            <text:p>137,7</text:p>
          </table:table-cell>
          <table:table-cell table:formula="of:=[.D5]*[.C5]" office:value-type="float" office:value="1239.3" calcext:value-type="float">
            <text:p>1239,3</text:p>
          </table:table-cell>
        </table:table-row>
        <table:table-row table:style-name="ro1">
          <table:table-cell/>
          <table:table-cell office:value-type="string" calcext:value-type="string">
            <text:p>Çekvalf 1 ½”</text:p>
          </table:table-cell>
          <table:table-cell office:value-type="float" office:value="2" calcext:value-type="float">
            <text:p>2</text:p>
          </table:table-cell>
          <table:table-cell office:value-type="float" office:value="292.8" calcext:value-type="float">
            <text:p>292,8</text:p>
          </table:table-cell>
          <table:table-cell table:formula="of:=[.D6]*[.C6]" office:value-type="float" office:value="585.6" calcext:value-type="float">
            <text:p>585,6</text:p>
          </table:table-cell>
        </table:table-row>
        <table:table-row table:style-name="ro1">
          <table:table-cell/>
          <table:table-cell office:value-type="string" calcext:value-type="string">
            <text:p>Çekvalf 4”</text:p>
          </table:table-cell>
          <table:table-cell office:value-type="float" office:value="1" calcext:value-type="float">
            <text:p>1</text:p>
          </table:table-cell>
          <table:table-cell office:value-type="float" office:value="1662.2" calcext:value-type="float">
            <text:p>1662,2</text:p>
          </table:table-cell>
          <table:table-cell table:formula="of:=[.D7]*[.C7]" office:value-type="float" office:value="1662.2" calcext:value-type="float">
            <text:p>1662,2</text:p>
          </table:table-cell>
        </table:table-row>
        <table:table-row table:style-name="ro1">
          <table:table-cell/>
          <table:table-cell office:value-type="string" calcext:value-type="string">
            <text:p>Çekvalf Dik 1 ½”</text:p>
          </table:table-cell>
          <table:table-cell office:value-type="float" office:value="3" calcext:value-type="float">
            <text:p>3</text:p>
          </table:table-cell>
          <table:table-cell office:value-type="float" office:value="229.5" calcext:value-type="float">
            <text:p>229,5</text:p>
          </table:table-cell>
          <table:table-cell table:formula="of:=[.D8]*[.C8]" office:value-type="float" office:value="688.5" calcext:value-type="float">
            <text:p>688,5</text:p>
          </table:table-cell>
        </table:table-row>
        <table:table-row table:style-name="ro1">
          <table:table-cell/>
          <table:table-cell office:value-type="string" calcext:value-type="string">
            <text:p>Pislik Tutucu <text:s/>1”</text:p>
          </table:table-cell>
          <table:table-cell office:value-type="float" office:value="4" calcext:value-type="float">
            <text:p>4</text:p>
          </table:table-cell>
          <table:table-cell office:value-type="float" office:value="129.5" calcext:value-type="float">
            <text:p>129,5</text:p>
          </table:table-cell>
          <table:table-cell table:formula="of:=[.D9]*[.C9]"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slik Tutucu </text:span>1 ½”</text:p>
          </table:table-cell>
          <table:table-cell office:value-type="float" office:value="1" calcext:value-type="float">
            <text:p>1</text:p>
          </table:table-cell>
          <table:table-cell office:value-type="float" office:value="281.4" calcext:value-type="float">
            <text:p>281,4</text:p>
          </table:table-cell>
          <table:table-cell table:formula="of:=[.D10]*[.C10]" office:value-type="float" office:value="281.4" calcext:value-type="float">
            <text:p>281,4</text:p>
          </table:table-cell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ı Klepe 1”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D12]*[.C12]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sarı Klepe 1 ½”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[.D13]*[.C13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Plastik klepe 1”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D14]*[.C14]"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yollu vana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[.D16]*[.C16]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string" calcext:value-type="string">
            <text:p>kosva vana 1”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formula="of:=[.D17]*[.C17]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Küresel vana 1”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18]*[.C18]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Şiber vana 1 ¼”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formula="of:=[.D19]*[.C19]"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string" calcext:value-type="string">
            <text:p>şiber vana <text:s/>¾”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formula="of:=[.D20]*[.C20]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radyatör vanası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[.D21]*[.C21]" office:value-type="float" office:value="297" calcext:value-type="float">
            <text:p>297</text:p>
          </table:table-cell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ortum girişi 1 ¼”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D23]*[.C23]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hortum girişi 1 ”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D24]*[.C24]" office:value-type="float" office:value="1680" calcext:value-type="float">
            <text:p>1680</text:p>
          </table:table-cell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ırat</text:p>
          </table:table-cell>
          <table:table-cell table:number-columns-repeated="2"/>
          <table:table-cell table:formula="of:=[.D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float" office:value="43.19" calcext:value-type="float">
            <text:p>43,19</text:p>
          </table:table-cell>
          <table:table-cell table:formula="of:=[.D27]*[.C27]" office:value-type="float" office:value="1338.89" calcext:value-type="float">
            <text:p>1338,89</text:p>
          </table:table-cell>
        </table:table-row>
        <table:table-row table:style-name="ro1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float" office:value="26.95" calcext:value-type="float">
            <text:p>26,95</text:p>
          </table:table-cell>
          <table:table-cell table:formula="of:=[.D28]*[.C28]" office:value-type="float" office:value="296.45" calcext:value-type="float">
            <text:p>296,45</text:p>
          </table:table-cell>
        </table:table-row>
        <table:table-row table:style-name="ro1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float" office:value="24.04" calcext:value-type="float">
            <text:p>24,04</text:p>
          </table:table-cell>
          <table:table-cell table:formula="of:=[.D29]*[.C29]" office:value-type="float" office:value="312.52" calcext:value-type="float">
            <text:p>312,52</text:p>
          </table:table-cell>
        </table:table-row>
        <table:table-row table:style-name="ro1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float" office:value="41.54" calcext:value-type="float">
            <text:p>41,54</text:p>
          </table:table-cell>
          <table:table-cell table:formula="of:=[.D30]*[.C30]" office:value-type="float" office:value="124.62" calcext:value-type="float">
            <text:p>124,6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table:style-name="ce158"/>
          <table:table-cell table:style-name="ce158" table:formula="of:=SUM([.E4:.E30])" office:value-type="float" office:value="15323.68" calcext:value-type="float">
            <text:p>15323,68</text:p>
          </table:table-cell>
        </table:table-row>
        <table:table-row table:style-name="ro3">
          <table:table-cell table:number-columns-repeated="3"/>
          <table:table-cell table:style-name="ce158"/>
          <table:table-cell table:style-name="ce159" office:value-type="string" calcext:value-type="string">
            <text:p>GENEL TUTAR</text:p>
          </table:table-cell>
        </table:table-row>
      </table:table>
      <table:table table:name="XPS FİLE" table:style-name="ta1">
        <table:table-column table:style-name="co20" table:number-columns-repeated="2" table:default-cell-style-name="Default"/>
        <table:table-column table:style-name="co29" table:default-cell-style-name="Default"/>
        <table:table-column table:style-name="co20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PS 5 cm 28-32 <text:s text:c="2"/>m2</text:p>
          </table:table-cell>
          <table:table-cell office:value-type="float" office:value="2600" calcext:value-type="float">
            <text:p>2600</text:p>
          </table:table-cell>
          <table:table-cell table:style-name="ce116" office:value-type="float" office:value="100" calcext:value-type="float">
            <text:p>100,00</text:p>
          </table:table-cell>
          <table:table-cell table:style-name="ce116" table:formula="of:=[.E5]*[.D5]" office:value-type="float" office:value="260000" calcext:value-type="float">
            <text:p>260.0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 160 gr <text:s text:c="11"/>top</text:p>
          </table:table-cell>
          <table:table-cell office:value-type="float" office:value="150" calcext:value-type="float">
            <text:p>150</text:p>
          </table:table-cell>
          <table:table-cell table:style-name="ce116" office:value-type="float" office:value="330" calcext:value-type="float">
            <text:p>330,00</text:p>
          </table:table-cell>
          <table:table-cell table:style-name="ce116" table:formula="of:=[.E6]*[.D6]" office:value-type="float" office:value="49500" calcext:value-type="float">
            <text:p>49.500,00</text:p>
          </table:table-cell>
        </table:table-row>
        <table:table-row table:style-name="ro1">
          <table:table-cell table:number-columns-repeated="5"/>
          <table:table-cell table:style-name="ce116"/>
        </table:table-row>
        <table:table-row table:style-name="ro1">
          <table:table-cell table:number-columns-repeated="5"/>
          <table:table-cell table:style-name="ce124" table:formula="of:=SUM([.F5:.F7])" office:value-type="float" office:value="309500" calcext:value-type="float">
            <text:p>309.500,00</text:p>
          </table:table-cell>
        </table:table-row>
      </table:table>
      <table:table table:name="TOPLAM" table:style-name="ta1">
        <table:table-column table:style-name="co20" table:default-cell-style-name="Default"/>
        <table:table-column table:style-name="co30" table:default-cell-style-name="Default"/>
        <table:table-column table:style-name="co20" table:number-columns-repeated="2" table:default-cell-style-name="Default"/>
        <table:table-column table:style-name="co31" table:default-cell-style-name="ce116"/>
        <table:table-column table:style-name="co32" table:default-cell-style-name="ce116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48" office:value-type="string" calcext:value-type="string">
            <text:p>liste fiyatı</text:p>
          </table:table-cell>
          <table:table-cell table:style-name="ce148" office:value-type="string" calcext:value-type="string">
            <text:p>iskonto</text:p>
          </table:table-cell>
          <table:table-cell table:style-name="ce106" office:value-type="string" calcext:value-type="string">
            <text:p>iskonto tutar</text:p>
          </table:table-cell>
          <table:table-cell table:style-name="ce106" office:value-type="string" calcext:value-type="string">
            <text:p>Satış Fiyatı</text:p>
          </table:table-cell>
        </table:table-row>
        <table:table-row table:style-name="ro1">
          <table:table-cell/>
          <table:table-cell office:value-type="string" calcext:value-type="string">
            <text:p>FİTTİNGS</text:p>
          </table:table-cell>
          <table:table-cell table:style-name="ce116" table:formula="of:=[$fittings.H25]" office:value-type="float" office:value="63065.79" calcext:value-type="float">
            <text:p>63.065,79</text:p>
          </table:table-cell>
          <table:table-cell table:style-name="ce105" office:value-type="percentage" office:value="0.15" calcext:value-type="percentage">
            <text:p>%15,00</text:p>
          </table:table-cell>
          <table:table-cell table:formula="of:=[.C4]*[.D4]" office:value-type="float" office:value="9459.8685" calcext:value-type="float">
            <text:p>9.459,87</text:p>
          </table:table-cell>
          <table:table-cell table:formula="of:=[.C4]-[.E4]" office:value-type="float" office:value="53605.9215" calcext:value-type="float">
            <text:p>53.605,92</text:p>
          </table:table-cell>
        </table:table-row>
        <table:table-row table:style-name="ro1">
          <table:table-cell/>
          <table:table-cell office:value-type="string" calcext:value-type="string">
            <text:p>VITR</text:p>
          </table:table-cell>
          <table:table-cell table:style-name="ce116" table:formula="of:=[$vitrifiye.E8]" office:value-type="float" office:value="2424" calcext:value-type="float">
            <text:p>2.424,00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5]*[.D5]" office:value-type="float" office:value="1090.8" calcext:value-type="float">
            <text:p>1.090,80</text:p>
          </table:table-cell>
          <table:table-cell table:formula="of:=[.C5]-[.E5]" office:value-type="float" office:value="1333.2" calcext:value-type="float">
            <text:p>1.333,20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table:style-name="ce116" table:formula="of:=[$PVC.B32]" office:value-type="float" office:value="21676.22" calcext:value-type="float">
            <text:p>21.676,22</text:p>
          </table:table-cell>
          <table:table-cell table:style-name="ce105" office:value-type="percentage" office:value="0.45" calcext:value-type="percentage">
            <text:p>%45,00</text:p>
          </table:table-cell>
          <table:table-cell table:formula="of:=[.C6]*[.D6]" office:value-type="float" office:value="9754.299" calcext:value-type="float">
            <text:p>9.754,30</text:p>
          </table:table-cell>
          <table:table-cell table:formula="of:=[.C6]-[.E6]" office:value-type="float" office:value="11921.921" calcext:value-type="float">
            <text:p>11.921,92</text:p>
          </table:table-cell>
        </table:table-row>
        <table:table-row table:style-name="ro1">
          <table:table-cell/>
          <table:table-cell office:value-type="string" calcext:value-type="string">
            <text:p>ALÇI PROFIL</text:p>
          </table:table-cell>
          <table:table-cell table:style-name="ce116" table:formula="of:=[$'alçı profil'.F26]" office:value-type="float" office:value="24743.58" calcext:value-type="float">
            <text:p>24.743,5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7]*[.D7]" office:value-type="float" office:value="2474.358" calcext:value-type="float">
            <text:p>2.474,36</text:p>
          </table:table-cell>
          <table:table-cell table:formula="of:=[.C7]-[.E7]" office:value-type="float" office:value="22269.222" calcext:value-type="float">
            <text:p>22.269,22</text:p>
          </table:table-cell>
        </table:table-row>
        <table:table-row table:style-name="ro1">
          <table:table-cell/>
          <table:table-cell office:value-type="string" calcext:value-type="string">
            <text:p>PATENT</text:p>
          </table:table-cell>
          <table:table-cell table:style-name="ce116" table:formula="of:=[$patent.D42]" office:value-type="float" office:value="10216.5" calcext:value-type="float">
            <text:p>10.216,50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8]*[.D8]" office:value-type="float" office:value="1021.65" calcext:value-type="float">
            <text:p>1.021,65</text:p>
          </table:table-cell>
          <table:table-cell table:formula="of:=[.C8]-[.E8]" office:value-type="float" office:value="9194.85" calcext:value-type="float">
            <text:p>9.194,85</text:p>
          </table:table-cell>
        </table:table-row>
        <table:table-row table:style-name="ro1">
          <table:table-cell/>
          <table:table-cell office:value-type="string" calcext:value-type="string">
            <text:p>SARI</text:p>
          </table:table-cell>
          <table:table-cell table:style-name="ce116" table:formula="of:=[$sarı.E33]" office:value-type="float" office:value="15323.68" calcext:value-type="float">
            <text:p>15.323,68</text:p>
          </table:table-cell>
          <table:table-cell table:style-name="ce105" office:value-type="percentage" office:value="0.1" calcext:value-type="percentage">
            <text:p>%10,00</text:p>
          </table:table-cell>
          <table:table-cell table:formula="of:=[.C9]*[.D9]" office:value-type="float" office:value="1532.368" calcext:value-type="float">
            <text:p>1.532,37</text:p>
          </table:table-cell>
          <table:table-cell table:formula="of:=[.C9]-[.E9]" office:value-type="float" office:value="13791.312" calcext:value-type="float">
            <text:p>13.791,31</text:p>
          </table:table-cell>
        </table:table-row>
        <table:table-row table:style-name="ro1">
          <table:table-cell/>
          <table:table-cell office:value-type="string" calcext:value-type="string">
            <text:p>XPS</text:p>
          </table:table-cell>
          <table:table-cell table:style-name="ce116" table:formula="of:=[$'XPS FİLE'.F8]" office:value-type="float" office:value="309500" calcext:value-type="float">
            <text:p>309.500,00</text:p>
          </table:table-cell>
          <table:table-cell table:style-name="ce105" office:value-type="percentage" office:value="0.12" calcext:value-type="percentage">
            <text:p>%12,00</text:p>
          </table:table-cell>
          <table:table-cell table:formula="of:=[.C10]*[.D10]" office:value-type="float" office:value="37140" calcext:value-type="float">
            <text:p>37.140,00</text:p>
          </table:table-cell>
          <table:table-cell table:formula="of:=[.C10]-[.E10]" office:value-type="float" office:value="272360" calcext:value-type="float">
            <text:p>272.360,00</text:p>
          </table:table-cell>
        </table:table-row>
        <table:table-row table:style-name="ro1" table:number-rows-repeated="2">
          <table:table-cell table:number-columns-repeated="2"/>
          <table:table-cell table:style-name="ce116"/>
          <table:table-cell table:number-columns-repeated="3"/>
        </table:table-row>
        <table:table-row table:style-name="ro2">
          <table:table-cell table:number-columns-repeated="2"/>
          <table:table-cell table:style-name="ce116" table:formula="of:=SUM([.C4:.C10])" office:value-type="float" office:value="446949.77" calcext:value-type="float">
            <text:p>446.949,77</text:p>
          </table:table-cell>
          <table:table-cell table:style-name="ce116"/>
          <table:table-cell table:formula="of:=SUM([.E4:.E10])" office:value-type="float" office:value="62473.3435" calcext:value-type="float">
            <text:p>62.473,34</text:p>
          </table:table-cell>
          <table:table-cell table:style-name="ce107" table:formula="of:=SUM([.F4:.F10])" office:value-type="float" office:value="384476.4265" calcext:value-type="float">
            <text:p>384.476,43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14:36:58.86860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2-06-25T15:28:37.071468597</dc:date>
    <meta:editing-duration>PT7H58M15S</meta:editing-duration>
    <meta:editing-cycles>24</meta:editing-cycles>
    <meta:generator>LibreOffice/7.2.7.2$Linux_X86_64 LibreOffice_project/20$Build-2</meta:generator>
    <meta:document-statistic meta:table-count="8" meta:cell-count="812" meta:object-count="0"/>
  </office:meta>
</office:document-meta>
</file>